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VBAProject/Sheet1.xml" manifest:media-type="text/xml"/>
  <manifest:file-entry manifest:full-path="Basic/VBAProject/Sheet3.xml" manifest:media-type="text/xml"/>
  <manifest:file-entry manifest:full-path="Basic/VBAProject/Module1.xml" manifest:media-type="text/xml"/>
  <manifest:file-entry manifest:full-path="Basic/VBAProject/ThisWorkbook.xml" manifest:media-type="text/xml"/>
  <manifest:file-entry manifest:full-path="Basic/VBAProject/Sheet2.xml" manifest:media-type="text/xml"/>
  <manifest:file-entry manifest:full-path="Basic/VBAProject/script-lb.xml" manifest:media-type="text/xml"/>
  <manifest:file-entry manifest:full-path="Basic/VBAProject/Feuil1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47mm"/>
    </style:style>
    <style:style style:name="co2" style:family="table-column">
      <style:table-column-properties fo:break-before="auto" style:column-width="13.04mm"/>
    </style:style>
    <style:style style:name="co3" style:family="table-column">
      <style:table-column-properties fo:break-before="auto" style:column-width="19.83mm"/>
    </style:style>
    <style:style style:name="co4" style:family="table-column">
      <style:table-column-properties fo:break-before="auto" style:column-width="15.12mm"/>
    </style:style>
    <style:style style:name="ro1" style:family="table-row">
      <style:table-row-properties style:row-height="9.17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Default" style:data-style-name="N2">
      <style:table-cell-properties style:glyph-orientation-vertical="0" fo:background-color="#00cc33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glyph-orientation-vertical="0" fo:background-color="#00cc33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0" style:family="table-cell" style:parent-style-name="Default" style:data-style-name="N1">
      <style:table-cell-properties style:glyph-orientation-vertical="0" fo:background-color="#0066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1" style:family="table-cell" style:parent-style-name="Default" style:data-style-name="N1">
      <style:table-cell-properties style:glyph-orientation-vertical="0" fo:background-color="#ff0066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2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2">
      <style:table-cell-properties style:glyph-orientation-vertical="0" fo:background-color="#fcf305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4" style:family="table-cell" style:parent-style-name="Default" style:data-style-name="N157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fo:background-color="#00cc33" fo:padding="0.71mm"/>
    </style:style>
    <style:style style:name="ce31" style:family="table-cell" style:parent-style-name="Default">
      <style:table-cell-properties fo:background-color="#3399ff" fo:padding="0.71mm"/>
    </style:style>
    <style:style style:name="ce32" style:family="table-cell" style:parent-style-name="Default">
      <style:table-cell-properties fo:background-color="#cc0066" fo:padding="0.71mm"/>
    </style:style>
    <style:style style:name="ce33" style:family="table-cell" style:parent-style-name="Default">
      <style:table-cell-properties fo:background-color="#ffff66" fo:padding="0.71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Question 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1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243" table:default-cell-style-name="ce2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>
            <text:p><text:s/>le loueur de voitures, question 1.</text:p>
          </table:table-cell>
          <table:table-cell table:number-columns-repeated="1023"/>
        </table:table-row>
        <table:table-row table:style-name="ro2">
          <table:table-cell table:number-columns-repeated="12"/>
          <table:table-cell table:style-name="ce30" office:value-type="string" calcext:value-type="string">
            <text:p>Données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Agenc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Agence i</text:p>
          </table:table-cell>
          <table:table-cell/>
          <table:table-cell office:value-type="string" calcext:value-type="string">
            <text:p>B3:K3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Coord X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7" calcext:value-type="float">
            <text:p>7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stance i-j</text:p>
          </table:table-cell>
          <table:table-cell/>
          <table:table-cell office:value-type="string" calcext:value-type="string">
            <text:p>B14:G17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Coord Y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olde i</text:p>
          </table:table-cell>
          <table:table-cell office:value-type="string" calcext:value-type="string">
            <text:p><text:s/>=&gt; </text:p>
          </table:table-cell>
          <table:table-cell office:value-type="string" calcext:value-type="string">
            <text:p>Stocks/Manques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Parc normal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excédent/déficit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Parc observé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7" calcext:value-type="float">
            <text:p>7</text:p>
          </table:table-cell>
          <table:table-cell/>
          <table:table-cell table:style-name="Default"/>
          <table:table-cell table:style-name="Default" office:value-type="string" calcext:value-type="string">
            <text:p>coût kilométrique</text:p>
          </table:table-cell>
          <table:table-cell table:style-name="Default"/>
          <table:table-cell table:style-name="Default" office:value-type="string" calcext:value-type="string">
            <text:p>A11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3" office:value-type="string" calcext:value-type="string">
            <text:p>Solde S</text:p>
          </table:table-cell>
          <table:table-cell table:style-name="ce9" table:formula="of:=[.B7]-[.B6]" office:value-type="float" office:value="-2" calcext:value-type="float">
            <text:p>-2</text:p>
          </table:table-cell>
          <table:table-cell table:style-name="ce9" table:formula="of:=[.C7]-[.C6]" office:value-type="float" office:value="7" calcext:value-type="float">
            <text:p>7</text:p>
          </table:table-cell>
          <table:table-cell table:style-name="ce9" table:formula="of:=[.D7]-[.D6]" office:value-type="float" office:value="-4" calcext:value-type="float">
            <text:p>-4</text:p>
          </table:table-cell>
          <table:table-cell table:style-name="ce9" table:formula="of:=[.E7]-[.E6]" office:value-type="float" office:value="-3" calcext:value-type="float">
            <text:p>-3</text:p>
          </table:table-cell>
          <table:table-cell table:style-name="ce9" table:formula="of:=[.F7]-[.F6]" office:value-type="float" office:value="3" calcext:value-type="float">
            <text:p>3</text:p>
          </table:table-cell>
          <table:table-cell table:style-name="ce9" table:formula="of:=[.G7]-[.G6]" office:value-type="float" office:value="-5" calcext:value-type="float">
            <text:p>-5</text:p>
          </table:table-cell>
          <table:table-cell table:style-name="ce9" table:formula="of:=[.H7]-[.H6]" office:value-type="float" office:value="-1" calcext:value-type="float">
            <text:p>-1</text:p>
          </table:table-cell>
          <table:table-cell table:style-name="ce9" table:formula="of:=[.I7]-[.I6]" office:value-type="float" office:value="4" calcext:value-type="float">
            <text:p>4</text:p>
          </table:table-cell>
          <table:table-cell table:style-name="ce9" table:formula="of:=[.J7]-[.J6]" office:value-type="float" office:value="6" calcext:value-type="float">
            <text:p>6</text:p>
          </table:table-cell>
          <table:table-cell table:style-name="ce9" table:formula="of:=[.K7]-[.K6]" office:value-type="float" office:value="-5" calcext:value-type="float">
            <text:p>-5</text:p>
          </table:table-cell>
          <table:table-cell/>
          <table:table-cell table:style-name="ce31" office:value-type="string" calcext:value-type="string">
            <text:p>Variables</text:p>
          </table:table-cell>
          <table:table-cell/>
          <table:table-cell office:value-type="string" calcext:value-type="string">
            <text:p>xij</text:p>
          </table:table-cell>
          <table:table-cell office:value-type="string" calcext:value-type="string">
            <text:p>B20:G23</text:p>
          </table:table-cell>
          <table:table-cell table:number-columns-repeated="1008"/>
        </table:table-row>
        <table:table-row table:style-name="ro2">
          <table:table-cell table:style-name="ce4" table:number-columns-repeated="11"/>
          <table:table-cell table:number-columns-repeated="2"/>
          <table:table-cell office:value-type="string" calcext:value-type="string">
            <text:p>Quantité de voitures transférée entre <text:s/>et j</text:p>
          </table:table-cell>
          <table:table-cell table:number-columns-repeated="1010"/>
        </table:table-row>
        <table:table-row table:style-name="ro2">
          <table:table-cell table:style-name="ce18" office:value-type="string" calcext:value-type="string">
            <text:p>Coût/km €</text:p>
          </table:table-cell>
          <table:table-cell table:style-name="ce4" table:number-columns-repeated="10"/>
          <table:table-cell/>
          <table:table-cell table:style-name="ce32" office:value-type="string" calcext:value-type="string">
            <text:p>Contraintes</text:p>
          </table:table-cell>
          <table:table-cell table:number-columns-repeated="1011"/>
        </table:table-row>
        <table:table-row table:style-name="ro2">
          <table:table-cell table:style-name="ce6" office:value-type="float" office:value="0.3" calcext:value-type="float">
            <text:p>0,30</text:p>
          </table:table-cell>
          <table:table-cell table:number-columns-repeated="12"/>
          <table:table-cell office:value-type="string" calcext:value-type="string">
            <text:p>Quantité envoyée = quantité en stock</text:p>
          </table:table-cell>
          <table:table-cell table:number-columns-repeated="1010"/>
        </table:table-row>
        <table:table-row table:style-name="ro2">
          <table:table-cell table:number-columns-repeated="13"/>
          <table:table-cell office:value-type="string" calcext:value-type="string">
            <text:p>I20:I23</text:p>
          </table:table-cell>
          <table:table-cell office:value-type="string" calcext:value-type="string">
            <text:p><text:s/>= </text:p>
          </table:table-cell>
          <table:table-cell office:value-type="string" calcext:value-type="string">
            <text:p>J20:J23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Distances D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/>
          <table:table-cell table:style-name="ce18" office:value-type="string" calcext:value-type="string" table:number-columns-spanned="2" table:number-rows-spanned="1">
            <text:p>Nb de km</text:p>
          </table:table-cell>
          <table:covered-table-cell table:style-name="ce18"/>
          <table:table-cell table:number-columns-repeated="3"/>
          <table:table-cell office:value-type="string" calcext:value-type="string">
            <text:p>Quantité reçue = quantité en manque</text:p>
          </table:table-cell>
          <table:table-cell table:number-columns-repeated="1010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6" office:value-type="float" office:value="5.65685424949238" calcext:value-type="float">
            <text:p>5,66</text:p>
          </table:table-cell>
          <table:table-cell table:style-name="ce6" office:value-type="float" office:value="2" calcext:value-type="float">
            <text:p>2,00</text:p>
          </table:table-cell>
          <table:table-cell table:style-name="ce6" office:value-type="float" office:value="2.82842712474619" calcext:value-type="float">
            <text:p>2,83</text:p>
          </table:table-cell>
          <table:table-cell table:number-columns-repeated="2" table:style-name="ce6" office:value-type="float" office:value="3.16227766016838" calcext:value-type="float">
            <text:p>3,16</text:p>
          </table:table-cell>
          <table:table-cell table:style-name="ce6" office:value-type="float" office:value="4.12310562561766" calcext:value-type="float">
            <text:p>4,12</text:p>
          </table:table-cell>
          <table:table-cell/>
          <table:table-cell table:style-name="ce12" table:formula="of:=SUMPRODUCT([.B14:.G17];[.B20:.G23])" office:value-type="float" office:value="49.4295567927046" calcext:value-type="float" table:number-columns-spanned="2" table:number-rows-spanned="1">
            <text:p>49,430</text:p>
          </table:table-cell>
          <table:covered-table-cell table:style-name="ce14"/>
          <table:table-cell table:number-columns-repeated="3"/>
          <table:table-cell office:value-type="string" calcext:value-type="string">
            <text:p>B25:G25</text:p>
          </table:table-cell>
          <table:table-cell office:value-type="string" calcext:value-type="string">
            <text:p><text:s/>= </text:p>
          </table:table-cell>
          <table:table-cell office:value-type="string" calcext:value-type="string">
            <text:p>B26:G26</text:p>
          </table:table-cell>
          <table:table-cell table:number-columns-repeated="1008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6" office:value-type="float" office:value="7" calcext:value-type="float">
            <text:p>7,00</text:p>
          </table:table-cell>
          <table:table-cell table:style-name="ce6" office:value-type="float" office:value="3.60555127546399" calcext:value-type="float">
            <text:p>3,61</text:p>
          </table:table-cell>
          <table:table-cell table:style-name="ce6" office:value-type="float" office:value="2.23606797749979" calcext:value-type="float">
            <text:p>2,24</text:p>
          </table:table-cell>
          <table:table-cell table:style-name="ce6" office:value-type="float" office:value="5" calcext:value-type="float">
            <text:p>5,00</text:p>
          </table:table-cell>
          <table:table-cell table:style-name="ce6" office:value-type="float" office:value="7.81024967590665" calcext:value-type="float">
            <text:p>7,81</text:p>
          </table:table-cell>
          <table:table-cell table:style-name="ce6" office:value-type="float" office:value="7.61577310586391" calcext:value-type="float">
            <text:p>7,62</text:p>
          </table:table-cell>
          <table:table-cell table:number-columns-repeated="5"/>
          <table:table-cell table:style-name="ce33" office:value-type="string" calcext:value-type="string">
            <text:p>Objectif</text:p>
          </table:table-cell>
          <table:table-cell table:number-columns-repeated="1011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6" office:value-type="float" office:value="2.23606797749979" calcext:value-type="float">
            <text:p>2,24</text:p>
          </table:table-cell>
          <table:table-cell table:style-name="ce6" office:value-type="float" office:value="3" calcext:value-type="float">
            <text:p>3,00</text:p>
          </table:table-cell>
          <table:table-cell table:style-name="ce6" office:value-type="float" office:value="5" calcext:value-type="float">
            <text:p>5,00</text:p>
          </table:table-cell>
          <table:table-cell table:style-name="ce6" office:value-type="float" office:value="6.70820393249937" calcext:value-type="float">
            <text:p>6,71</text:p>
          </table:table-cell>
          <table:table-cell table:style-name="ce6" office:value-type="float" office:value="3" calcext:value-type="float">
            <text:p>3,00</text:p>
          </table:table-cell>
          <table:table-cell table:style-name="ce6" office:value-type="float" office:value="1.4142135623731" calcext:value-type="float">
            <text:p>1,41</text:p>
          </table:table-cell>
          <table:table-cell/>
          <table:table-cell table:style-name="ce18" office:value-type="string" calcext:value-type="string" table:number-columns-spanned="2" table:number-rows-spanned="1">
            <text:p>Coût total</text:p>
          </table:table-cell>
          <table:covered-table-cell table:style-name="ce18"/>
          <table:table-cell table:number-columns-repeated="3"/>
          <table:table-cell office:value-type="string" calcext:value-type="string">
            <text:p>Coût de transport total</text:p>
          </table:table-cell>
          <table:table-cell table:number-columns-repeated="1010"/>
        </table:table-row>
        <table:table-row table:style-name="ro2">
          <table:table-cell table:style-name="ce7" office:value-type="float" office:value="9" calcext:value-type="float">
            <text:p>9</text:p>
          </table:table-cell>
          <table:table-cell table:style-name="ce6" office:value-type="float" office:value="2" calcext:value-type="float">
            <text:p>2,00</text:p>
          </table:table-cell>
          <table:table-cell table:style-name="ce6" office:value-type="float" office:value="2.82842712474619" calcext:value-type="float">
            <text:p>2,83</text:p>
          </table:table-cell>
          <table:table-cell table:style-name="ce6" office:value-type="float" office:value="4.47213595499958" calcext:value-type="float">
            <text:p>4,47</text:p>
          </table:table-cell>
          <table:table-cell table:style-name="ce6" office:value-type="float" office:value="7.07106781186548" calcext:value-type="float">
            <text:p>7,07</text:p>
          </table:table-cell>
          <table:table-cell table:style-name="ce6" office:value-type="float" office:value="5.09901951359278" calcext:value-type="float">
            <text:p>5,10</text:p>
          </table:table-cell>
          <table:table-cell table:style-name="ce6" office:value-type="float" office:value="3.60555127546399" calcext:value-type="float">
            <text:p>3,61</text:p>
          </table:table-cell>
          <table:table-cell/>
          <table:table-cell table:style-name="ce13" table:formula="of:=[.A11]*[.I14]" office:value-type="float" office:value="14.8288670378114" calcext:value-type="float" table:number-columns-spanned="2" table:number-rows-spanned="1">
            <text:p>14,83</text:p>
          </table:table-cell>
          <table:covered-table-cell table:style-name="ce13"/>
          <table:table-cell table:number-columns-repeated="3"/>
          <table:table-cell office:value-type="string" calcext:value-type="string">
            <text:p>I17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style-name="ce18" office:value-type="string" calcext:value-type="string">
            <text:p>Flux Z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/>
          <table:table-cell table:style-name="ce18" office:value-type="string" calcext:value-type="string">
            <text:p>Envois</text:p>
          </table:table-cell>
          <table:table-cell table:style-name="ce18" office:value-type="string" calcext:value-type="string">
            <text:p>Stocks</text:p>
          </table:table-cell>
          <table:table-cell table:number-columns-repeated="1014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style-name="ce11" table:formula="of:=SUM([.B20:.G20])" office:value-type="float" office:value="7" calcext:value-type="float">
            <text:p>7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/>
          <table:table-cell table:style-name="ce11" table:formula="of:=SUM([.B21:.G21])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/>
          <table:table-cell table:style-name="ce11" table:formula="of:=SUM([.B22:.G22])" office:value-type="float" office:value="4" calcext:value-type="float">
            <text:p>4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1" table:formula="of:=SUM([.B23:.G23])" office:value-type="float" office:value="6" calcext:value-type="float">
            <text:p>6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2">
          <table:table-cell table:style-name="ce18" office:value-type="string" calcext:value-type="string">
            <text:p>Reçues</text:p>
          </table:table-cell>
          <table:table-cell table:style-name="ce11" table:formula="of:=SUM([.B20:.B23])" office:value-type="float" office:value="2" calcext:value-type="float">
            <text:p>2</text:p>
          </table:table-cell>
          <table:table-cell table:style-name="ce11" table:formula="of:=SUM([.C20:.C23])" office:value-type="float" office:value="4" calcext:value-type="float">
            <text:p>4</text:p>
          </table:table-cell>
          <table:table-cell table:style-name="ce11" table:formula="of:=SUM([.D20:.D23])" office:value-type="float" office:value="3" calcext:value-type="float">
            <text:p>3</text:p>
          </table:table-cell>
          <table:table-cell table:style-name="ce11" table:formula="of:=SUM([.E20:.E23])" office:value-type="float" office:value="5" calcext:value-type="float">
            <text:p>5</text:p>
          </table:table-cell>
          <table:table-cell table:style-name="ce11" table:formula="of:=SUM([.F20:.F23])" office:value-type="float" office:value="1" calcext:value-type="float">
            <text:p>1</text:p>
          </table:table-cell>
          <table:table-cell table:style-name="ce11" table:formula="of:=SUM([.G20:.G23])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18" office:value-type="string" calcext:value-type="string">
            <text:p>Manques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solver_adj" table:base-cell-address="$'Question 1'.$A$1" table:cell-range-address="$'Question 1'.$B$20:.$G$23"/>
          <table:named-expression table:name="solver_cvg" table:base-cell-address="$'Question 1'.$A$1" table:expression="0.0001"/>
          <table:named-expression table:name="solver_drv" table:base-cell-address="$'Question 1'.$A$1" table:expression="1"/>
          <table:named-expression table:name="solver_est" table:base-cell-address="$'Question 1'.$A$1" table:expression="1"/>
          <table:named-expression table:name="solver_itr" table:base-cell-address="$'Question 1'.$A$1" table:expression="100"/>
          <table:named-range table:name="solver_lhs1" table:base-cell-address="$'Question 1'.$A$1" table:cell-range-address="$'Question 1'.$I$20:.$I$23"/>
          <table:named-range table:name="solver_lhs2" table:base-cell-address="$'Question 1'.$A$1" table:cell-range-address="$'Question 1'.$B$25:.$G$25"/>
          <table:named-expression table:name="solver_lin" table:base-cell-address="$'Question 1'.$A$1" table:expression="1"/>
          <table:named-expression table:name="solver_neg" table:base-cell-address="$'Question 1'.$A$1" table:expression="1"/>
          <table:named-expression table:name="solver_num" table:base-cell-address="$'Question 1'.$A$1" table:expression="2"/>
          <table:named-expression table:name="solver_nwt" table:base-cell-address="$'Question 1'.$A$1" table:expression="1"/>
          <table:named-range table:name="solver_opt" table:base-cell-address="$'Question 1'.$A$1" table:cell-range-address="$'Question 1'.$I$17"/>
          <table:named-expression table:name="solver_pre" table:base-cell-address="$'Question 1'.$A$1" table:expression="0.000001"/>
          <table:named-expression table:name="solver_rel1" table:base-cell-address="$'Question 1'.$A$1" table:expression="2"/>
          <table:named-expression table:name="solver_rel2" table:base-cell-address="$'Question 1'.$A$1" table:expression="2"/>
          <table:named-range table:name="solver_rhs1" table:base-cell-address="$'Question 1'.$A$1" table:cell-range-address="$'Question 1'.$J$20:.$J$23"/>
          <table:named-range table:name="solver_rhs2" table:base-cell-address="$'Question 1'.$A$1" table:cell-range-address="$'Question 1'.$B$26:.$G$26"/>
          <table:named-expression table:name="solver_scl" table:base-cell-address="$'Question 1'.$A$1" table:expression="2"/>
          <table:named-expression table:name="solver_sho" table:base-cell-address="$'Question 1'.$A$1" table:expression="2"/>
          <table:named-expression table:name="solver_tim" table:base-cell-address="$'Question 1'.$A$1" table:expression="100"/>
          <table:named-expression table:name="solver_tol" table:base-cell-address="$'Question 1'.$A$1" table:expression="0.05"/>
          <table:named-expression table:name="solver_typ" table:base-cell-address="$'Question 1'.$A$1" table:expression="2"/>
          <table:named-expression table:name="solver_val" table:base-cell-address="$'Question 1'.$A$1" table:expression="0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 </number:text>
    </number:number-style>
    <number:number-style style:name="N110">
      <number:text>(</number:text>
      <number:number number:decimal-places="0" loext:min-decimal-places="0" number:min-integer-digits="1" number:grouping="true"/>
      <number:text> €)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 </number:text>
    </number:number-style>
    <number:number-style style:name="N111">
      <style:text-properties fo:color="#ff0000"/>
      <number:text>(</number:text>
      <number:number number:decimal-places="0" loext:min-decimal-places="0" number:min-integer-digits="1" number:grouping="true"/>
      <number:text> €)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 </number:text>
    </number:number-style>
    <number:number-style style:name="N113">
      <number:text>(</number:text>
      <number:number number:decimal-places="2" loext:min-decimal-places="2" number:min-integer-digits="1" number:grouping="true"/>
      <number:text> €)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 </number:text>
    </number:number-style>
    <number:number-style style:name="N114">
      <style:text-properties fo:color="#ff0000"/>
      <number:text>(</number:text>
      <number:number number:decimal-places="2" loext:min-decimal-places="2" number:min-integer-digits="1" number:grouping="true"/>
      <number:text> €)</number:text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1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number-style>
    <number:number-style style:name="N118P2" style:volatile="true">
      <loext:text> </loext:text>
      <loext:fill-character> </loext:fill-character>
      <number:text>- 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€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€ </number:text>
    </number:number-style>
    <number:number-style style:name="N122P2" style:volatile="true">
      <loext:text> </loext:text>
      <loext:fill-character> </loext:fill-character>
      <number:text>- 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2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 € </number:text>
    </number:number-style>
    <number:number-style style:name="N13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€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P0" style:volatile="true">
      <number:number number:decimal-places="0" loext:min-decimal-places="0" number:min-integer-digits="1" number:grouping="true"/>
      <number:text> €</number:text>
    </number:number-style>
    <number:number-style style:name="N136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6P0"/>
    </number:number-style>
    <number:number-style style:name="N137P0" style:volatile="true">
      <number:number number:decimal-places="0" loext:min-decimal-places="0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€</number:text>
    </number:number-style>
    <number:number-style style:name="N13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0P0"/>
    </number:number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4P2" style:volatile="true">
      <loext:text> </loext:text>
      <loext:fill-character> </loext:fill-character>
      <number:text>- €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8P2" style:volatile="true">
      <loext:text> </loext:text>
      <loext:fill-character> </loext:fill-character>
      <number:text>-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3" loext:min-decimal-places="3" number:min-integer-digits="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SimSun" style:font-family-asian="SimSun" style:font-family-generic-asian="system" style:font-pitch-asian="variable" style:font-size-asian="11pt" style:font-name-complex="Lucida Sans" style:font-family-complex="'Lucida San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/00/0000</text:date>, <text:time style:data-style-name="N2" text:time-value="12:11:43.5386579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ins</meta:initial-creator>
    <meta:creation-date>2010-02-13T19:53:04</meta:creation-date>
    <dc:date>2019-03-18T10:01:31.423769308</dc:date>
    <meta:editing-duration>PT3H42M36S</meta:editing-duration>
    <meta:editing-cycles>8</meta:editing-cycles>
    <meta:generator>LibreOffice/6.0.7.3$Linux_X86_64 LibreOffice_project/00m0$Build-3</meta:generator>
    <meta:document-statistic meta:table-count="1" meta:cell-count="194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Feuil1.xml><?xml version="1.0" encoding="utf-8"?>
<!DOCTYPE module  PUBLIC '-//OpenOffice.org//DTD OfficeDocument 1.0//EN'  'module.dtd'>
<script:module xmlns:script="http://openoffice.org/2000/script" script:name="Feuil1" script:language="StarBasic" script:moduleType="document">Rem Attribute VBA_ModuleType=VBADocumentModule
Option VBASupport 1
</script:module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Option Explicit

Sub EFFACER_CALCULS()
  Dim R As Range
  Set R = Worksheets(1).UsedRange
  Range("A11", R(R.Rows.Count, R.Columns.Count)).Clear
End Sub

Sub RESOUDRE_PROBLEME()

Const Grey = 15132390, Green = 9895830

Dim X As Range, Y As Range, N As Range, O As Range
Dim A As Range, B As Range, D As Range, Z As Range
Dim E As Range, S As Range, R As Range, M As Range
Dim CD As Range, CZ As Range, W As Range
Dim NBTKM As Range, EUROS As Range
Dim na As Long, nb As Long, i As Long, j As Long
Dim Result As Integer

'Règle la largeur des colonnes
Worksheets(1).Columns.ColumnWidth = 6
Worksheets(1).Columns(1).ColumnWidth = 13

'Place les tableaux de données
Set X = Range("B04", Range("B04").End(xlToRight))
Set Y = Range("B05", Range("B05").End(xlToRight))
Set N = Range("B06", Range("B06").End(xlToRight))
Set O = Range("B07", Range("B07").End(xlToRight))

'Détermine A, B et tailles na, nb (CD coin du bloc)
Set CD = Range("A12")
CD = "Distances"
na = 0: nb = 0
For i = 1 To X.Columns.Count
  Select Case Sgn(O(i) - N(i))
    Case 1:  na = na + 1: CD.Offset(na, 0) = i
    Case -1: nb = nb + 1: CD.Offset(0, nb) = i
  End Select
Next i
Set A = Range(CD.Offset(1, 0), CD.Offset(na, 0))
Set B = Range(CD.Offset(0, 1), CD.Offset(0, nb))

'Construit le distancier D
Set D = Range(CD.Offset(1, 1), CD.Offset(na, nb))
For i = 1 To na
  For j = 1 To nb
    D(i, j) = Sqr((X(A(i)) - X(B(j))) ^ 2 + (Y(A(i)) - Y(B(j))) ^ 2)
  Next j
Next i

'Formate les tableaux A, B, D
Union(A, B, D).Interior.Color = Grey
CD.CurrentRegion.Borders.LineStyle = xlContinuous
CD.CurrentRegion.HorizontalAlignment = xlCenter
D.NumberFormat = "0.00"

'Dessine matrice Z en copiant bloc (A,B,D)
Set CZ = CD.Offset(na + 2, 0)
Call CD.CurrentRegion.Copy(CZ)
CZ = "Flux"
Set Z = Range(CZ.Offset(1, 1), CZ.Offset(na, nb))
Z.Interior.Color = Green
Z.NumberFormat = "0"
Z = 0

'Tableaux E (envois) et S (stocks)
Set W = Range(CZ.Offset(0, nb + 2), CZ.Offset(na, nb + 3))
W(1, 1) = "Envois"
W(1, 2) = "Stocks"
W.Borders.LineStyle = xlContinuous
W.HorizontalAlignment = xlCenter
Set E = Range(W(2, 1), W(na + 1, 1))
Set S = Range(W(2, 2), W(na + 1, 2))
E.Interior.Color = Grey
For i = 1 To na
  S(i) = O(A(i)) - N(A(i))
Next i

'Tableaux R (reçues) et M (manques)
Set W = Range(CZ.Offset(na + 2, 0), CZ.Offset(na + 3, nb))
W(1, 1) = "Reçues"
W(2, 1) = "Manques"
W.Borders.LineStyle = xlContinuous
W.HorizontalAlignment = xlCenter
Set R = Range(W(1, 2), W(1, nb + 1))
Set M = Range(W(2, 2), W(2, nb + 1))
R.Interior.Color = Grey
For j = 1 To nb
  M(j) = N(B(j)) - O(B(j))
Next j

'Cellules pour nombre total de km
Set W = Range(CD.Offset(0, nb + 2), CD.Offset(1, nb + 3))
W.Merge (True)
W.Borders.LineStyle = xlContinuous
W.HorizontalAlignment = xlCenter
W(1, 1) = "Nb de km"
Set NBTKM = W(2, 1)
NBTKM.Interior.Color = Grey
NBTKM.NumberFormat = "0.000"

'Cellules pour coût total
Set W = Range(CD.Offset(3, nb + 2), CD.Offset(4, nb + 3))
W.Merge (True)
W.Borders.LineStyle = xlContinuous
W.HorizontalAlignment = xlCenter
W(1, 1) = "Coût total"
Set EUROS = W(2, 1)
EUROS.Interior.Color = vbYellow
EUROS.NumberFormat = "0.00"

'Définition des formules
For i = 1 To na
  E(i).Formula = "=SUM(" &amp; Z.Rows(i).Address &amp; ")"
Next i
For j = 1 To nb
  R(j).Formula = "=SUM(" &amp; Z.Columns(j).Address &amp; ")"
Next j
NBTKM.Formula = "=SUMPRODUCT(" &amp; D.Address &amp; "*" &amp; Z.Address &amp; ")"
EUROS.Formula = "=A10*" &amp; NBTKM.Address

'Définition du modèle pour le solveur et résolution
Call SolverReset
Call SolverOptions(AssumeLinear:=True, AssumeNonNeg:=True)
Call SolverOK(SetCell:=EUROS.Address, MaxMinVal:=2, ByChange:=Z.Address)
Call SolverAdd(CellRef:=E.Address, Relation:=2, FormulaText:=S.Address)
Call SolverAdd(CellRef:=R.Address, Relation:=2, FormulaText:=M.Address)
Result = SolverSolve(UserFinish:=True)

'Affiche message de fin
Select Case Result
  Case 0:    MsgBox ("Optimisation réussie")
  Case 4:    MsgBox ("Optimum non borné")
  Case 5:    MsgBox ("Infaisable")
  Case Else: MsgBox ("Erreur solveur, code: " &amp; Result)
End Select

End Sub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Feuil1"/>
  <library:element library:name="Module1"/>
  <library:element library:name="ThisWorkbook"/>
  <library:element library:name="Sheet1"/>
  <library:element library:name="Sheet2"/>
  <library:element library:name="Sheet3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